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style="urn:oasis:names:tc:opendocument:xmlns:style:1.0" xmlns:draw="urn:oasis:names:tc:opendocument:xmlns:drawing:1.0" xmlns:ooow="http://openoffice.org/2004/writer" xmlns:svg="urn:oasis:names:tc:opendocument:xmlns:svg-compatible:1.0" xmlns:dr3d="urn:oasis:names:tc:opendocument:xmlns:dr3d:1.0" xmlns:chart="urn:oasis:names:tc:opendocument:xmlns:chart:1.0" xmlns:oooc="http://openoffice.org/2004/calc" xmlns:text="urn:oasis:names:tc:opendocument:xmlns:text:1.0" xmlns:ooo="http://openoffice.org/2004/office" xmlns:table="urn:oasis:names:tc:opendocument:xmlns:table:1.0" xmlns:xforms="http://www.w3.org/2002/xforms" xmlns:script="urn:oasis:names:tc:opendocument:xmlns:script:1.0" xmlns:office="urn:oasis:names:tc:opendocument:xmlns:office:1.0" xmlns:form="urn:oasis:names:tc:opendocument:xmlns:form:1.0" xmlns:fo="urn:oasis:names:tc:opendocument:xmlns:xsl-fo-compatible:1.0" xmlns:meta="urn:oasis:names:tc:opendocument:xmlns:meta:1.0" xmlns:dom="http://www.w3.org/2001/xml-events" xmlns:number="urn:oasis:names:tc:opendocument:xmlns:datastyle:1.0" xmlns:math="http://www.w3.org/1998/Math/MathML" xmlns:xlink="http://www.w3.org/1999/xlink" xmlns:xsd="http://www.w3.org/2001/XMLSchema" xmlns:xsi="http://www.w3.org/2001/XMLSchema-instance" xmlns:dc="http://purl.org/dc/elements/1.1/" office:version="1.0">
  <office:scripts/>
  <office:font-face-decls>
    <style:font-face style:name="PodStarSymbol" svg:font-family="StarSymbol"/>
    <style:font-face svg:font-family="Tahoma" style:name="Tahoma1"/>
    <style:font-face svg:font-family="'Nimbus Roman No9 L'" style:font-family-generic="roman" style:name="Nimbus Roman No9 L" style:font-pitch="variable"/>
    <style:font-face svg:font-family="'Nimbus Sans L'" style:font-family-generic="swiss" style:name="Nimbus Sans L" style:font-pitch="variable"/>
    <style:font-face svg:font-family="'DejaVu Sans'" style:font-family-generic="system" style:name="DejaVu Sans" style:font-pitch="variable"/>
    <style:font-face svg:font-family="Mincho" style:font-family-generic="system" style:name="Mincho" style:font-pitch="variable"/>
    <style:font-face svg:font-family="Tahoma" style:font-family-generic="system" style:name="Tahoma" style:font-pitch="variable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AppyTable1446579734931978730.1" style:family="table-column">
      <style:table-column-properties style:rel-column-width="1477*"/>
    </style:style>
    <style:style style:name="AppyTable1446579734931978730.2" style:family="table-column">
      <style:table-column-properties style:rel-column-width="1477*"/>
    </style:style>
    <style:style style:name="AppyTable1446579734931978730.3" style:family="table-column">
      <style:table-column-properties style:rel-column-width="1477*"/>
    </style:style>
    <style:style style:name="AppyTable1446579734931978730.4" style:family="table-column">
      <style:table-column-properties style:rel-column-width="1477*"/>
    </style:style>
    <style:style style:name="AppyTable1446579734931978730.5" style:family="table-column">
      <style:table-column-properties style:rel-column-width="1477*"/>
    </style:style>
    <style:style style:name="AppyTable1446579734931978730.6" style:family="table-column">
      <style:table-column-properties style:rel-column-width="1477*"/>
    </style:style>
    <style:style style:name="AppyTable1446579734931978730.7" style:family="table-column">
      <style:table-column-properties style:rel-column-width="1477*"/>
    </style:style>
    <style:style style:name="AppyTable1446579734931978730.8" style:family="table-column">
      <style:table-column-properties style:rel-column-width="1477*"/>
    </style:style>
    <style:style style:name="AppyTable1446579734931978730.9" style:family="table-column">
      <style:table-column-properties style:rel-column-width="1477*"/>
    </style:style>
    <style:style style:name="AppyTable1446579734931978730.10" style:family="table-column">
      <style:table-column-properties style:rel-column-width="1477*"/>
    </style:style>
    <style:style style:name="AppyTable1446579734931978730.11" style:family="table-column">
      <style:table-column-properties style:rel-column-width="1477*"/>
    </style:style>
    <style:style style:name="AppyTable1446579734931978730.12" style:family="table-column">
      <style:table-column-properties style:rel-column-width="1477*"/>
    </style:style>
    <style:style style:name="AppyTable1446579734931978730.13" style:family="table-column">
      <style:table-column-properties style:rel-column-width="1477*"/>
    </style:style>
    <style:style style:name="AppyTable1446579734931978730.14" style:family="table-column">
      <style:table-column-properties style:rel-column-width="1477*"/>
    </style:style>
    <style:style style:name="AppyTable1446579734931978730.15" style:family="table-column">
      <style:table-column-properties style:rel-column-width="1477*"/>
    </style:style>
    <style:style style:name="AppyTable1446579734931978730.16" style:family="table-column">
      <style:table-column-properties style:rel-column-width="1477*"/>
    </style:style>
    <style:style style:name="AppyTable1446579734931978730.17" style:family="table-column">
      <style:table-column-properties style:rel-column-width="1477*"/>
    </style:style>
    <style:style style:name="AppyTable1446579734931978730.18" style:family="table-column">
      <style:table-column-properties style:rel-column-width="1477*"/>
    </style:style>
    <style:style style:name="AppyTable1446579734931978730.19" style:family="table-column">
      <style:table-column-properties style:rel-column-width="1477*"/>
    </style:style>
    <style:style style:name="AppyTable1446579734931978730.20" style:family="table-column">
      <style:table-column-properties style:rel-column-width="1477*"/>
    </style:style>
    <style:style style:name="AppyTable1446579734931978730.21" style:family="table-column">
      <style:table-column-properties style:rel-column-width="1477*"/>
    </style:style>
    <style:style style:name="AppyTable1446579734931978730.22" style:family="table-column">
      <style:table-column-properties style:rel-column-width="1477*"/>
    </style:style>
    <style:style style:name="AppyTable1446579734931978730.23" style:family="table-column">
      <style:table-column-properties style:rel-column-width="1477*"/>
    </style:style>
    <style:style style:name="AppyTable1446579734931978730.24" style:family="table-column">
      <style:table-column-properties style:rel-column-width="1477*"/>
    </style:style>
    <style:style style:name="AppyTable1446579734931978730.25" style:family="table-column">
      <style:table-column-properties style:rel-column-width="1477*"/>
    </style:style>
    <style:style style:name="AppyTable1446579734931978730.26" style:family="table-column">
      <style:table-column-properties style:rel-column-width="1477*"/>
    </style:style>
    <style:style style:name="AppyTable1446579734931978730.27" style:family="table-column">
      <style:table-column-properties style:rel-column-width="1477*"/>
    </style:style>
    <style:style style:name="AppyTable1446579734931978730.28" style:family="table-column">
      <style:table-column-properties style:rel-column-width="1477*"/>
    </style:style>
    <style:style style:name="AppyTable1446579734931978730.29" style:family="table-column">
      <style:table-column-properties style:rel-column-width="1477*"/>
    </style:style>
    <style:style style:name="AppyTable1446579734931978730.30" style:family="table-column">
      <style:table-column-properties style:rel-column-width="1477*"/>
    </style:style>
    <style:style style:name="AppyTable1446579734931978730.31" style:family="table-column">
      <style:table-column-properties style:rel-column-width="1477*"/>
    </style:style>
    <style:style style:name="AppyTable1446579734931978730.32" style:family="table-column">
      <style:table-column-properties style:rel-column-width="1477*"/>
    </style:style>
    <style:style style:name="AppyTable1446579734931978730.33" style:family="table-column">
      <style:table-column-properties style:rel-column-width="1477*"/>
    </style:style>
    <style:style style:name="AppyTable1446579734931978730.34" style:family="table-column">
      <style:table-column-properties style:rel-column-width="1477*"/>
    </style:style>
    <style:style style:name="AppyTable1446579734931978730.35" style:family="table-column">
      <style:table-column-properties style:rel-column-width="1477*"/>
    </style:style>
    <style:style style:name="AppyTable1446579734931978730.36" style:family="table-column">
      <style:table-column-properties style:rel-column-width="1477*"/>
    </style:style>
    <style:style style:name="AppyTable1446579734931978730.37" style:family="table-column">
      <style:table-column-properties style:rel-column-width="1477*"/>
    </style:style>
    <style:style style:name="AppyTable1446579734931978730.38" style:family="table-column">
      <style:table-column-properties style:rel-column-width="1477*"/>
    </style:style>
    <style:style style:name="AppyTable1446579734931978730.39" style:family="table-column">
      <style:table-column-properties style:rel-column-width="1477*"/>
    </style:style>
    <style:style style:name="AppyTable1446579734931978730.40" style:family="table-column">
      <style:table-column-properties style:rel-column-width="1477*"/>
    </style:style>
    <style:style style:name="AppyTable1446579734931978730.41" style:family="table-column">
      <style:table-column-properties style:rel-column-width="1477*"/>
    </style:style>
    <style:style style:name="AppyTable1446579734931978730.42" style:family="table-column">
      <style:table-column-properties style:rel-column-width="1477*"/>
    </style:style>
    <style:style style:name="AppyTable1446579734931978730.43" style:family="table-column">
      <style:table-column-properties style:rel-column-width="1477*"/>
    </style:style>
    <style:style style:name="AppyTable1446579734931978730.44" style:family="table-column">
      <style:table-column-properties style:rel-column-width="1477*"/>
    </style: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AppyTable1446579734931978730" table:style-name="podTable">
        <table:table-column table:style-name="AppyTable1446579734931978730.1"/>
        <table:table-column table:style-name="AppyTable1446579734931978730.2"/>
        <table:table-column table:style-name="AppyTable1446579734931978730.3"/>
        <table:table-column table:style-name="AppyTable1446579734931978730.4"/>
        <table:table-column table:style-name="AppyTable1446579734931978730.5"/>
        <table:table-column table:style-name="AppyTable1446579734931978730.6"/>
        <table:table-column table:style-name="AppyTable1446579734931978730.7"/>
        <table:table-column table:style-name="AppyTable1446579734931978730.8"/>
        <table:table-column table:style-name="AppyTable1446579734931978730.9"/>
        <table:table-column table:style-name="AppyTable1446579734931978730.10"/>
        <table:table-column table:style-name="AppyTable1446579734931978730.11"/>
        <table:table-column table:style-name="AppyTable1446579734931978730.12"/>
        <table:table-column table:style-name="AppyTable1446579734931978730.13"/>
        <table:table-column table:style-name="AppyTable1446579734931978730.14"/>
        <table:table-column table:style-name="AppyTable1446579734931978730.15"/>
        <table:table-column table:style-name="AppyTable1446579734931978730.16"/>
        <table:table-column table:style-name="AppyTable1446579734931978730.17"/>
        <table:table-column table:style-name="AppyTable1446579734931978730.18"/>
        <table:table-column table:style-name="AppyTable1446579734931978730.19"/>
        <table:table-column table:style-name="AppyTable1446579734931978730.20"/>
        <table:table-column table:style-name="AppyTable1446579734931978730.21"/>
        <table:table-column table:style-name="AppyTable1446579734931978730.22"/>
        <table:table-column table:style-name="AppyTable1446579734931978730.23"/>
        <table:table-column table:style-name="AppyTable1446579734931978730.24"/>
        <table:table-column table:style-name="AppyTable1446579734931978730.25"/>
        <table:table-column table:style-name="AppyTable1446579734931978730.26"/>
        <table:table-column table:style-name="AppyTable1446579734931978730.27"/>
        <table:table-column table:style-name="AppyTable1446579734931978730.28"/>
        <table:table-column table:style-name="AppyTable1446579734931978730.29"/>
        <table:table-column table:style-name="AppyTable1446579734931978730.30"/>
        <table:table-column table:style-name="AppyTable1446579734931978730.31"/>
        <table:table-column table:style-name="AppyTable1446579734931978730.32"/>
        <table:table-column table:style-name="AppyTable1446579734931978730.33"/>
        <table:table-column table:style-name="AppyTable1446579734931978730.34"/>
        <table:table-column table:style-name="AppyTable1446579734931978730.35"/>
        <table:table-column table:style-name="AppyTable1446579734931978730.36"/>
        <table:table-column table:style-name="AppyTable1446579734931978730.37"/>
        <table:table-column table:style-name="AppyTable1446579734931978730.38"/>
        <table:table-column table:style-name="AppyTable1446579734931978730.39"/>
        <table:table-column table:style-name="AppyTable1446579734931978730.40"/>
        <table:table-column table:style-name="AppyTable1446579734931978730.41"/>
        <table:table-column table:style-name="AppyTable1446579734931978730.42"/>
        <table:table-column table:style-name="AppyTable1446579734931978730.43"/>
        <table:table-column table:style-name="AppyTable1446579734931978730.44"/>
        <table:table-row>
          <table:table-cell table:style-name="podHeaderCell"/>
          <table:table-cell table:style-name="podHeaderCell" table:number-columns-spanned="6">
            <text:p text:style-name="Appy_Table_Content">Février 2015</text:p>
          </table:table-cell>
          <table:table-cell table:style-name="podHeaderCell" table:number-columns-spanned="31">
            <text:p text:style-name="Appy_Table_Content">Mars 2015</text:p>
          </table:table-cell>
          <table:table-cell table:style-name="podHeaderCell" table:number-columns-spanned="5">
            <text:p text:style-name="Appy_Table_Content">A</text:p>
          </table:table-cell>
          <table:table-cell table:style-name="podHeaderCell"/>
        </table:table-row>
        <table:table-row>
          <table:table-cell table:style-name="podCell"/>
          <table:table-cell table:style-name="podCell">
            <text:p text:style-name="Appy_Table_Content"><text:span text:style-name="podBold">L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J</text:span></text:p>
          </table:table-cell>
          <table:table-cell table:style-name="podCell">
            <text:p text:style-name="Appy_Table_Content"><text:span text:style-name="podBold">V</text:span></text:p>
          </table:table-cell>
          <table:table-cell table:style-name="podCell">
            <text:p text:style-name="Appy_Table_Content"><text:span text:style-name="podBold">S</text:span></text:p>
          </table:table-cell>
          <table:table-cell table:style-name="podCell">
            <text:p text:style-name="Appy_Table_Content"><text:span text:style-name="podBold">D</text:span></text:p>
          </table:table-cell>
          <table:table-cell table:style-name="podCell">
            <text:p text:style-name="Appy_Table_Content"><text:span text:style-name="podBold">L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J</text:span></text:p>
          </table:table-cell>
          <table:table-cell table:style-name="podCell">
            <text:p text:style-name="Appy_Table_Content"><text:span text:style-name="podBold">V</text:span></text:p>
          </table:table-cell>
          <table:table-cell table:style-name="podCell">
            <text:p text:style-name="Appy_Table_Content"><text:span text:style-name="podBold">S</text:span></text:p>
          </table:table-cell>
          <table:table-cell table:style-name="podCell">
            <text:p text:style-name="Appy_Table_Content"><text:span text:style-name="podBold">D</text:span></text:p>
          </table:table-cell>
          <table:table-cell table:style-name="podCell">
            <text:p text:style-name="Appy_Table_Content"><text:span text:style-name="podBold">L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J</text:span></text:p>
          </table:table-cell>
          <table:table-cell table:style-name="podCell">
            <text:p text:style-name="Appy_Table_Content"><text:span text:style-name="podBold">V</text:span></text:p>
          </table:table-cell>
          <table:table-cell table:style-name="podCell">
            <text:p text:style-name="Appy_Table_Content"><text:span text:style-name="podBold">S</text:span></text:p>
          </table:table-cell>
          <table:table-cell table:style-name="podCell">
            <text:p text:style-name="Appy_Table_Content"><text:span text:style-name="podBold">D</text:span></text:p>
          </table:table-cell>
          <table:table-cell table:style-name="podCell">
            <text:p text:style-name="Appy_Table_Content"><text:span text:style-name="podBold">L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J</text:span></text:p>
          </table:table-cell>
          <table:table-cell table:style-name="podCell">
            <text:p text:style-name="Appy_Table_Content"><text:span text:style-name="podBold">V</text:span></text:p>
          </table:table-cell>
          <table:table-cell table:style-name="podCell">
            <text:p text:style-name="Appy_Table_Content"><text:span text:style-name="podBold">S</text:span></text:p>
          </table:table-cell>
          <table:table-cell table:style-name="podCell">
            <text:p text:style-name="Appy_Table_Content"><text:span text:style-name="podBold">D</text:span></text:p>
          </table:table-cell>
          <table:table-cell table:style-name="podCell">
            <text:p text:style-name="Appy_Table_Content"><text:span text:style-name="podBold">L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J</text:span></text:p>
          </table:table-cell>
          <table:table-cell table:style-name="podCell">
            <text:p text:style-name="Appy_Table_Content"><text:span text:style-name="podBold">V</text:span></text:p>
          </table:table-cell>
          <table:table-cell table:style-name="podCell">
            <text:p text:style-name="Appy_Table_Content"><text:span text:style-name="podBold">S</text:span></text:p>
          </table:table-cell>
          <table:table-cell table:style-name="podCell">
            <text:p text:style-name="Appy_Table_Content"><text:span text:style-name="podBold">D</text:span></text:p>
          </table:table-cell>
          <table:table-cell table:style-name="podCell">
            <text:p text:style-name="Appy_Table_Content"><text:span text:style-name="podBold">L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J</text:span></text:p>
          </table:table-cell>
          <table:table-cell table:style-name="podCell">
            <text:p text:style-name="Appy_Table_Content"><text:span text:style-name="podBold">V</text:span></text:p>
          </table:table-cell>
          <table:table-cell table:style-name="podCell">
            <text:p text:style-name="Appy_Table_Content"><text:span text:style-name="podBold">S</text:span></text:p>
          </table:table-cell>
          <table:table-cell table:style-name="podCell">
            <text:p text:style-name="Appy_Table_Content"><text:span text:style-name="podBold">D</text:span></text:p>
          </table:table-cell>
          <table:table-cell table:style-name="podCell"/>
        </table:table-row>
        <table:table-row>
          <table:table-cell table:style-name="podCell"/>
          <table:table-cell table:style-name="podCell">
            <text:p text:style-name="Appy_Table_Content"><text:span text:style-name="podBold">23</text:span></text:p>
          </table:table-cell>
          <table:table-cell table:style-name="podCell">
            <text:p text:style-name="Appy_Table_Content"><text:span text:style-name="podBold">24</text:span></text:p>
          </table:table-cell>
          <table:table-cell table:style-name="podCell">
            <text:p text:style-name="Appy_Table_Content"><text:span text:style-name="podBold">25</text:span></text:p>
          </table:table-cell>
          <table:table-cell table:style-name="podCell">
            <text:p text:style-name="Appy_Table_Content"><text:span text:style-name="podBold">26</text:span></text:p>
          </table:table-cell>
          <table:table-cell table:style-name="podCell">
            <text:p text:style-name="Appy_Table_Content"><text:span text:style-name="podBold">27</text:span></text:p>
          </table:table-cell>
          <table:table-cell table:style-name="podCell">
            <text:p text:style-name="Appy_Table_Content"><text:span text:style-name="podBold">28</text:span></text:p>
          </table:table-cell>
          <table:table-cell table:style-name="podCell">
            <text:p text:style-name="Appy_Table_Content"><text:span text:style-name="podBold">01</text:span></text:p>
          </table:table-cell>
          <table:table-cell table:style-name="podCell">
            <text:p text:style-name="Appy_Table_Content"><text:span text:style-name="podBold">02</text:span></text:p>
          </table:table-cell>
          <table:table-cell table:style-name="podCell">
            <text:p text:style-name="Appy_Table_Content"><text:span text:style-name="podBold">03</text:span></text:p>
          </table:table-cell>
          <table:table-cell table:style-name="podCell">
            <text:p text:style-name="Appy_Table_Content"><text:span text:style-name="podBold">04</text:span></text:p>
          </table:table-cell>
          <table:table-cell table:style-name="podCell">
            <text:p text:style-name="Appy_Table_Content"><text:span text:style-name="podBold">05</text:span></text:p>
          </table:table-cell>
          <table:table-cell table:style-name="podCell">
            <text:p text:style-name="Appy_Table_Content"><text:span text:style-name="podBold">06</text:span></text:p>
          </table:table-cell>
          <table:table-cell table:style-name="podCell">
            <text:p text:style-name="Appy_Table_Content"><text:span text:style-name="podBold">07</text:span></text:p>
          </table:table-cell>
          <table:table-cell table:style-name="podCell">
            <text:p text:style-name="Appy_Table_Content"><text:span text:style-name="podBold">08</text:span></text:p>
          </table:table-cell>
          <table:table-cell table:style-name="podCell">
            <text:p text:style-name="Appy_Table_Content"><text:span text:style-name="podBold">09</text:span></text:p>
          </table:table-cell>
          <table:table-cell table:style-name="podCell">
            <text:p text:style-name="Appy_Table_Content"><text:span text:style-name="podBold">10</text:span></text:p>
          </table:table-cell>
          <table:table-cell table:style-name="podCell">
            <text:p text:style-name="Appy_Table_Content"><text:span text:style-name="podBold">11</text:span></text:p>
          </table:table-cell>
          <table:table-cell table:style-name="podCell">
            <text:p text:style-name="Appy_Table_Content"><text:span text:style-name="podBold">12</text:span></text:p>
          </table:table-cell>
          <table:table-cell table:style-name="podCell">
            <text:p text:style-name="Appy_Table_Content"><text:span text:style-name="podBold">13</text:span></text:p>
          </table:table-cell>
          <table:table-cell table:style-name="podCell">
            <text:p text:style-name="Appy_Table_Content"><text:span text:style-name="podBold">14</text:span></text:p>
          </table:table-cell>
          <table:table-cell table:style-name="podCell">
            <text:p text:style-name="Appy_Table_Content"><text:span text:style-name="podBold">15</text:span></text:p>
          </table:table-cell>
          <table:table-cell table:style-name="podCell">
            <text:p text:style-name="Appy_Table_Content"><text:span text:style-name="podBold">16</text:span></text:p>
          </table:table-cell>
          <table:table-cell table:style-name="podCell">
            <text:p text:style-name="Appy_Table_Content"><text:span text:style-name="podBold">17</text:span></text:p>
          </table:table-cell>
          <table:table-cell table:style-name="podCell">
            <text:p text:style-name="Appy_Table_Content"><text:span text:style-name="podBold">18</text:span></text:p>
          </table:table-cell>
          <table:table-cell table:style-name="podCell">
            <text:p text:style-name="Appy_Table_Content"><text:span text:style-name="podBold">19</text:span></text:p>
          </table:table-cell>
          <table:table-cell table:style-name="podCell">
            <text:p text:style-name="Appy_Table_Content"><text:span text:style-name="podBold">20</text:span></text:p>
          </table:table-cell>
          <table:table-cell table:style-name="podCell">
            <text:p text:style-name="Appy_Table_Content"><text:span text:style-name="podBold">21</text:span></text:p>
          </table:table-cell>
          <table:table-cell table:style-name="podCell">
            <text:p text:style-name="Appy_Table_Content"><text:span text:style-name="podBold">22</text:span></text:p>
          </table:table-cell>
          <table:table-cell table:style-name="podCell">
            <text:p text:style-name="Appy_Table_Content"><text:span text:style-name="podBold">23</text:span></text:p>
          </table:table-cell>
          <table:table-cell table:style-name="podCell">
            <text:p text:style-name="Appy_Table_Content"><text:span text:style-name="podBold">24</text:span></text:p>
          </table:table-cell>
          <table:table-cell table:style-name="podCell">
            <text:p text:style-name="Appy_Table_Content"><text:span text:style-name="podBold">25</text:span></text:p>
          </table:table-cell>
          <table:table-cell table:style-name="podCell">
            <text:p text:style-name="Appy_Table_Content"><text:span text:style-name="podBold">26</text:span></text:p>
          </table:table-cell>
          <table:table-cell table:style-name="podCell">
            <text:p text:style-name="Appy_Table_Content"><text:span text:style-name="podBold">27</text:span></text:p>
          </table:table-cell>
          <table:table-cell table:style-name="podCell">
            <text:p text:style-name="Appy_Table_Content"><text:span text:style-name="podBold">28</text:span></text:p>
          </table:table-cell>
          <table:table-cell table:style-name="podCell">
            <text:p text:style-name="Appy_Table_Content"><text:span text:style-name="podBold">29</text:span></text:p>
          </table:table-cell>
          <table:table-cell table:style-name="podCell">
            <text:p text:style-name="Appy_Table_Content"><text:span text:style-name="podBold">30</text:span></text:p>
          </table:table-cell>
          <table:table-cell table:style-name="podCell">
            <text:p text:style-name="Appy_Table_Content"><text:span text:style-name="podBold">31</text:span></text:p>
          </table:table-cell>
          <table:table-cell table:style-name="podCell">
            <text:p text:style-name="Appy_Table_Content"><text:span text:style-name="podBold">01</text:span></text:p>
          </table:table-cell>
          <table:table-cell table:style-name="podCell">
            <text:p text:style-name="Appy_Table_Content"><text:span text:style-name="podBold">02</text:span></text:p>
          </table:table-cell>
          <table:table-cell table:style-name="podCell">
            <text:p text:style-name="Appy_Table_Content"><text:span text:style-name="podBold">03</text:span></text:p>
          </table:table-cell>
          <table:table-cell table:style-name="podCell">
            <text:p text:style-name="Appy_Table_Content"><text:span text:style-name="podBold">04</text:span></text:p>
          </table:table-cell>
          <table:table-cell table:style-name="podCell">
            <text:p text:style-name="Appy_Table_Content"><text:span text:style-name="podBold">05</text:span></text:p>
          </table:table-cell>
          <table:table-cell table:style-name="podCell"/>
        </table:table-row>
        <table:table-row>
          <table:table-cell table:style-name="podCell">
            <text:p text:style-name="Appy_Table_Content"><text:a xlink:type="simple" xlink:href="http://localhost:8080/config/GardesUser1350721915326376433960017169/view?page=preferences">AB</text:a></text:p>
          </table:table-cell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>
            <text:p text:style-name="Appy_Table_Content"><text:a xlink:type="simple" xlink:href="http://localhost:8080/config/GardesUser1350721915326376433960017169/view?page=preferences">AB</text:a></text:p>
          </table:table-cell>
        </table:table-row>
        <table:table-row>
          <table:table-cell table:style-name="podCell">
            <text:p text:style-name="Appy_Table_Content"><text:a xlink:type="simple" xlink:href="http://localhost:8080/config/GardesUser1350721915119231834005028903/view?page=preferences">LB</text:a></text:p>
          </table:table-cell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/>
          <table:table-cell table:style-name="podCell">
            <text:p text:style-name="Appy_Table_Content"><text:a xlink:type="simple" xlink:href="http://localhost:8080/config/GardesUser1350721915119231834005028903/view?page=preferences">LB</text:a></text:p>
          </table:table-cell>
        </table:table-row>
        <table:table-row>
          <table:table-cell table:style-name="podCell">
            <text:p text:style-name="Appy_Table_Content"><text:span text:style-name="podBold">P</text:span></text:p>
          </table:table-cell>
          <table:table-cell table:style-name="podCell">
            <text:p text:style-name="Appy_Table_Content">42</text:p>
          </table:table-cell>
          <table:table-cell table:style-name="podCell">
            <text:p text:style-name="Appy_Table_Content">42</text:p>
          </table:table-cell>
          <table:table-cell table:style-name="podCell">
            <text:p text:style-name="Appy_Table_Content">41</text:p>
          </table:table-cell>
          <table:table-cell table:style-name="podCell">
            <text:p text:style-name="Appy_Table_Content">42</text:p>
          </table:table-cell>
          <table:table-cell table:style-name="podCell">
            <text:p text:style-name="Appy_Table_Content">41</text:p>
          </table:table-cell>
          <table:table-cell table:style-name="podCell">
            <text:p text:style-name="Appy_Table_Content">39</text:p>
          </table:table-cell>
          <table:table-cell table:style-name="podCell">
            <text:p text:style-name="Appy_Table_Content">40</text:p>
          </table:table-cell>
          <table:table-cell table:style-name="podCell">
            <text:p text:style-name="Appy_Table_Content">42</text:p>
          </table:table-cell>
          <table:table-cell table:style-name="podCell">
            <text:p text:style-name="Appy_Table_Content">41</text:p>
          </table:table-cell>
          <table:table-cell table:style-name="podCell">
            <text:p text:style-name="Appy_Table_Content">41</text:p>
          </table:table-cell>
          <table:table-cell table:style-name="podCell">
            <text:p text:style-name="Appy_Table_Content">41</text:p>
          </table:table-cell>
          <table:table-cell table:style-name="podCell">
            <text:p text:style-name="Appy_Table_Content">42</text:p>
          </table:table-cell>
          <table:table-cell table:style-name="podCell">
            <text:p text:style-name="Appy_Table_Content">37</text:p>
          </table:table-cell>
          <table:table-cell table:style-name="podCell">
            <text:p text:style-name="Appy_Table_Content">37</text:p>
          </table:table-cell>
          <table:table-cell table:style-name="podCell">
            <text:p text:style-name="Appy_Table_Content">41</text:p>
          </table:table-cell>
          <table:table-cell table:style-name="podCell">
            <text:p text:style-name="Appy_Table_Content">42</text:p>
          </table:table-cell>
          <table:table-cell table:style-name="podCell">
            <text:p text:style-name="Appy_Table_Content">40</text:p>
          </table:table-cell>
          <table:table-cell table:style-name="podCell">
            <text:p text:style-name="Appy_Table_Content">39</text:p>
          </table:table-cell>
          <table:table-cell table:style-name="podCell">
            <text:p text:style-name="Appy_Table_Content">39</text:p>
          </table:table-cell>
          <table:table-cell table:style-name="podCell">
            <text:p text:style-name="Appy_Table_Content">37</text:p>
          </table:table-cell>
          <table:table-cell table:style-name="podCell">
            <text:p text:style-name="Appy_Table_Content">37</text:p>
          </table:table-cell>
          <table:table-cell table:style-name="podCell">
            <text:p text:style-name="Appy_Table_Content">39</text:p>
          </table:table-cell>
          <table:table-cell table:style-name="podCell">
            <text:p text:style-name="Appy_Table_Content">37</text:p>
          </table:table-cell>
          <table:table-cell table:style-name="podCell">
            <text:p text:style-name="Appy_Table_Content">36</text:p>
          </table:table-cell>
          <table:table-cell table:style-name="podCell">
            <text:p text:style-name="Appy_Table_Content">36</text:p>
          </table:table-cell>
          <table:table-cell table:style-name="podCell">
            <text:p text:style-name="Appy_Table_Content">36</text:p>
          </table:table-cell>
          <table:table-cell table:style-name="podCell">
            <text:p text:style-name="Appy_Table_Content">31</text:p>
          </table:table-cell>
          <table:table-cell table:style-name="podCell">
            <text:p text:style-name="Appy_Table_Content">32</text:p>
          </table:table-cell>
          <table:table-cell table:style-name="podCell">
            <text:p text:style-name="Appy_Table_Content">38</text:p>
          </table:table-cell>
          <table:table-cell table:style-name="podCell">
            <text:p text:style-name="Appy_Table_Content">39</text:p>
          </table:table-cell>
          <table:table-cell table:style-name="podCell">
            <text:p text:style-name="Appy_Table_Content">39</text:p>
          </table:table-cell>
          <table:table-cell table:style-name="podCell">
            <text:p text:style-name="Appy_Table_Content">39</text:p>
          </table:table-cell>
          <table:table-cell table:style-name="podCell">
            <text:p text:style-name="Appy_Table_Content">38</text:p>
          </table:table-cell>
          <table:table-cell table:style-name="podCell">
            <text:p text:style-name="Appy_Table_Content">37</text:p>
          </table:table-cell>
          <table:table-cell table:style-name="podCell">
            <text:p text:style-name="Appy_Table_Content">37</text:p>
          </table:table-cell>
          <table:table-cell table:style-name="podCell">
            <text:p text:style-name="Appy_Table_Content">42</text:p>
          </table:table-cell>
          <table:table-cell table:style-name="podCell">
            <text:p text:style-name="Appy_Table_Content">41</text:p>
          </table:table-cell>
          <table:table-cell table:style-name="podCell">
            <text:p text:style-name="Appy_Table_Content">41</text:p>
          </table:table-cell>
          <table:table-cell table:style-name="podCell">
            <text:p text:style-name="Appy_Table_Content">41</text:p>
          </table:table-cell>
          <table:table-cell table:style-name="podCell">
            <text:p text:style-name="Appy_Table_Content">42</text:p>
          </table:table-cell>
          <table:table-cell table:style-name="podCell">
            <text:p text:style-name="Appy_Table_Content">33</text:p>
          </table:table-cell>
          <table:table-cell table:style-name="podCell">
            <text:p text:style-name="Appy_Table_Content">33</text:p>
          </table:table-cell>
          <table:table-cell table:style-name="podCell">
            <text:p text:style-name="Appy_Table_Content"><text:span text:style-name="podBold">P</text:span></text:p>
          </table:table-cell>
        </table:table-row>
        <table:table-row>
          <table:table-cell table:style-name="podCell">
            <text:p text:style-name="Appy_Table_Content"><text:span text:style-name="podBold">T</text:span>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46</text:p>
          </table:table-cell>
          <table:table-cell table:style-name="podCell">
            <text:p text:style-name="Appy_Table_Content"><text:span text:style-name="podBold">T</text:span></text:p>
          </table:table-cell>
        </table:table-row>
        <table:table-row>
          <table:table-cell table:style-name="podCell"/>
          <table:table-cell table:style-name="podCell">
            <text:p text:style-name="Appy_Table_Content"><text:span text:style-name="podBold">23</text:span></text:p>
          </table:table-cell>
          <table:table-cell table:style-name="podCell">
            <text:p text:style-name="Appy_Table_Content"><text:span text:style-name="podBold">24</text:span></text:p>
          </table:table-cell>
          <table:table-cell table:style-name="podCell">
            <text:p text:style-name="Appy_Table_Content"><text:span text:style-name="podBold">25</text:span></text:p>
          </table:table-cell>
          <table:table-cell table:style-name="podCell">
            <text:p text:style-name="Appy_Table_Content"><text:span text:style-name="podBold">26</text:span></text:p>
          </table:table-cell>
          <table:table-cell table:style-name="podCell">
            <text:p text:style-name="Appy_Table_Content"><text:span text:style-name="podBold">27</text:span></text:p>
          </table:table-cell>
          <table:table-cell table:style-name="podCell">
            <text:p text:style-name="Appy_Table_Content"><text:span text:style-name="podBold">28</text:span></text:p>
          </table:table-cell>
          <table:table-cell table:style-name="podCell">
            <text:p text:style-name="Appy_Table_Content"><text:span text:style-name="podBold">01</text:span></text:p>
          </table:table-cell>
          <table:table-cell table:style-name="podCell">
            <text:p text:style-name="Appy_Table_Content"><text:span text:style-name="podBold">02</text:span></text:p>
          </table:table-cell>
          <table:table-cell table:style-name="podCell">
            <text:p text:style-name="Appy_Table_Content"><text:span text:style-name="podBold">03</text:span></text:p>
          </table:table-cell>
          <table:table-cell table:style-name="podCell">
            <text:p text:style-name="Appy_Table_Content"><text:span text:style-name="podBold">04</text:span></text:p>
          </table:table-cell>
          <table:table-cell table:style-name="podCell">
            <text:p text:style-name="Appy_Table_Content"><text:span text:style-name="podBold">05</text:span></text:p>
          </table:table-cell>
          <table:table-cell table:style-name="podCell">
            <text:p text:style-name="Appy_Table_Content"><text:span text:style-name="podBold">06</text:span></text:p>
          </table:table-cell>
          <table:table-cell table:style-name="podCell">
            <text:p text:style-name="Appy_Table_Content"><text:span text:style-name="podBold">07</text:span></text:p>
          </table:table-cell>
          <table:table-cell table:style-name="podCell">
            <text:p text:style-name="Appy_Table_Content"><text:span text:style-name="podBold">08</text:span></text:p>
          </table:table-cell>
          <table:table-cell table:style-name="podCell">
            <text:p text:style-name="Appy_Table_Content"><text:span text:style-name="podBold">09</text:span></text:p>
          </table:table-cell>
          <table:table-cell table:style-name="podCell">
            <text:p text:style-name="Appy_Table_Content"><text:span text:style-name="podBold">10</text:span></text:p>
          </table:table-cell>
          <table:table-cell table:style-name="podCell">
            <text:p text:style-name="Appy_Table_Content"><text:span text:style-name="podBold">11</text:span></text:p>
          </table:table-cell>
          <table:table-cell table:style-name="podCell">
            <text:p text:style-name="Appy_Table_Content"><text:span text:style-name="podBold">12</text:span></text:p>
          </table:table-cell>
          <table:table-cell table:style-name="podCell">
            <text:p text:style-name="Appy_Table_Content"><text:span text:style-name="podBold">13</text:span></text:p>
          </table:table-cell>
          <table:table-cell table:style-name="podCell">
            <text:p text:style-name="Appy_Table_Content"><text:span text:style-name="podBold">14</text:span></text:p>
          </table:table-cell>
          <table:table-cell table:style-name="podCell">
            <text:p text:style-name="Appy_Table_Content"><text:span text:style-name="podBold">15</text:span></text:p>
          </table:table-cell>
          <table:table-cell table:style-name="podCell">
            <text:p text:style-name="Appy_Table_Content"><text:span text:style-name="podBold">16</text:span></text:p>
          </table:table-cell>
          <table:table-cell table:style-name="podCell">
            <text:p text:style-name="Appy_Table_Content"><text:span text:style-name="podBold">17</text:span></text:p>
          </table:table-cell>
          <table:table-cell table:style-name="podCell">
            <text:p text:style-name="Appy_Table_Content"><text:span text:style-name="podBold">18</text:span></text:p>
          </table:table-cell>
          <table:table-cell table:style-name="podCell">
            <text:p text:style-name="Appy_Table_Content"><text:span text:style-name="podBold">19</text:span></text:p>
          </table:table-cell>
          <table:table-cell table:style-name="podCell">
            <text:p text:style-name="Appy_Table_Content"><text:span text:style-name="podBold">20</text:span></text:p>
          </table:table-cell>
          <table:table-cell table:style-name="podCell">
            <text:p text:style-name="Appy_Table_Content"><text:span text:style-name="podBold">21</text:span></text:p>
          </table:table-cell>
          <table:table-cell table:style-name="podCell">
            <text:p text:style-name="Appy_Table_Content"><text:span text:style-name="podBold">22</text:span></text:p>
          </table:table-cell>
          <table:table-cell table:style-name="podCell">
            <text:p text:style-name="Appy_Table_Content"><text:span text:style-name="podBold">23</text:span></text:p>
          </table:table-cell>
          <table:table-cell table:style-name="podCell">
            <text:p text:style-name="Appy_Table_Content"><text:span text:style-name="podBold">24</text:span></text:p>
          </table:table-cell>
          <table:table-cell table:style-name="podCell">
            <text:p text:style-name="Appy_Table_Content"><text:span text:style-name="podBold">25</text:span></text:p>
          </table:table-cell>
          <table:table-cell table:style-name="podCell">
            <text:p text:style-name="Appy_Table_Content"><text:span text:style-name="podBold">26</text:span></text:p>
          </table:table-cell>
          <table:table-cell table:style-name="podCell">
            <text:p text:style-name="Appy_Table_Content"><text:span text:style-name="podBold">27</text:span></text:p>
          </table:table-cell>
          <table:table-cell table:style-name="podCell">
            <text:p text:style-name="Appy_Table_Content"><text:span text:style-name="podBold">28</text:span></text:p>
          </table:table-cell>
          <table:table-cell table:style-name="podCell">
            <text:p text:style-name="Appy_Table_Content"><text:span text:style-name="podBold">29</text:span></text:p>
          </table:table-cell>
          <table:table-cell table:style-name="podCell">
            <text:p text:style-name="Appy_Table_Content"><text:span text:style-name="podBold">30</text:span></text:p>
          </table:table-cell>
          <table:table-cell table:style-name="podCell">
            <text:p text:style-name="Appy_Table_Content"><text:span text:style-name="podBold">31</text:span></text:p>
          </table:table-cell>
          <table:table-cell table:style-name="podCell">
            <text:p text:style-name="Appy_Table_Content"><text:span text:style-name="podBold">01</text:span></text:p>
          </table:table-cell>
          <table:table-cell table:style-name="podCell">
            <text:p text:style-name="Appy_Table_Content"><text:span text:style-name="podBold">02</text:span></text:p>
          </table:table-cell>
          <table:table-cell table:style-name="podCell">
            <text:p text:style-name="Appy_Table_Content"><text:span text:style-name="podBold">03</text:span></text:p>
          </table:table-cell>
          <table:table-cell table:style-name="podCell">
            <text:p text:style-name="Appy_Table_Content"><text:span text:style-name="podBold">04</text:span></text:p>
          </table:table-cell>
          <table:table-cell table:style-name="podCell">
            <text:p text:style-name="Appy_Table_Content"><text:span text:style-name="podBold">05</text:span></text:p>
          </table:table-cell>
          <table:table-cell table:style-name="podCell"/>
        </table:table-row>
        <table:table-row>
          <table:table-cell table:style-name="podCell"/>
          <table:table-cell table:style-name="podCell">
            <text:p text:style-name="Appy_Table_Content"><text:span text:style-name="podBold">L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J</text:span></text:p>
          </table:table-cell>
          <table:table-cell table:style-name="podCell">
            <text:p text:style-name="Appy_Table_Content"><text:span text:style-name="podBold">V</text:span></text:p>
          </table:table-cell>
          <table:table-cell table:style-name="podCell">
            <text:p text:style-name="Appy_Table_Content"><text:span text:style-name="podBold">S</text:span></text:p>
          </table:table-cell>
          <table:table-cell table:style-name="podCell">
            <text:p text:style-name="Appy_Table_Content"><text:span text:style-name="podBold">D</text:span></text:p>
          </table:table-cell>
          <table:table-cell table:style-name="podCell">
            <text:p text:style-name="Appy_Table_Content"><text:span text:style-name="podBold">L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J</text:span></text:p>
          </table:table-cell>
          <table:table-cell table:style-name="podCell">
            <text:p text:style-name="Appy_Table_Content"><text:span text:style-name="podBold">V</text:span></text:p>
          </table:table-cell>
          <table:table-cell table:style-name="podCell">
            <text:p text:style-name="Appy_Table_Content"><text:span text:style-name="podBold">S</text:span></text:p>
          </table:table-cell>
          <table:table-cell table:style-name="podCell">
            <text:p text:style-name="Appy_Table_Content"><text:span text:style-name="podBold">D</text:span></text:p>
          </table:table-cell>
          <table:table-cell table:style-name="podCell">
            <text:p text:style-name="Appy_Table_Content"><text:span text:style-name="podBold">L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J</text:span></text:p>
          </table:table-cell>
          <table:table-cell table:style-name="podCell">
            <text:p text:style-name="Appy_Table_Content"><text:span text:style-name="podBold">V</text:span></text:p>
          </table:table-cell>
          <table:table-cell table:style-name="podCell">
            <text:p text:style-name="Appy_Table_Content"><text:span text:style-name="podBold">S</text:span></text:p>
          </table:table-cell>
          <table:table-cell table:style-name="podCell">
            <text:p text:style-name="Appy_Table_Content"><text:span text:style-name="podBold">D</text:span></text:p>
          </table:table-cell>
          <table:table-cell table:style-name="podCell">
            <text:p text:style-name="Appy_Table_Content"><text:span text:style-name="podBold">L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J</text:span></text:p>
          </table:table-cell>
          <table:table-cell table:style-name="podCell">
            <text:p text:style-name="Appy_Table_Content"><text:span text:style-name="podBold">V</text:span></text:p>
          </table:table-cell>
          <table:table-cell table:style-name="podCell">
            <text:p text:style-name="Appy_Table_Content"><text:span text:style-name="podBold">S</text:span></text:p>
          </table:table-cell>
          <table:table-cell table:style-name="podCell">
            <text:p text:style-name="Appy_Table_Content"><text:span text:style-name="podBold">D</text:span></text:p>
          </table:table-cell>
          <table:table-cell table:style-name="podCell">
            <text:p text:style-name="Appy_Table_Content"><text:span text:style-name="podBold">L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J</text:span></text:p>
          </table:table-cell>
          <table:table-cell table:style-name="podCell">
            <text:p text:style-name="Appy_Table_Content"><text:span text:style-name="podBold">V</text:span></text:p>
          </table:table-cell>
          <table:table-cell table:style-name="podCell">
            <text:p text:style-name="Appy_Table_Content"><text:span text:style-name="podBold">S</text:span></text:p>
          </table:table-cell>
          <table:table-cell table:style-name="podCell">
            <text:p text:style-name="Appy_Table_Content"><text:span text:style-name="podBold">D</text:span></text:p>
          </table:table-cell>
          <table:table-cell table:style-name="podCell">
            <text:p text:style-name="Appy_Table_Content"><text:span text:style-name="podBold">L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M</text:span></text:p>
          </table:table-cell>
          <table:table-cell table:style-name="podCell">
            <text:p text:style-name="Appy_Table_Content"><text:span text:style-name="podBold">J</text:span></text:p>
          </table:table-cell>
          <table:table-cell table:style-name="podCell">
            <text:p text:style-name="Appy_Table_Content"><text:span text:style-name="podBold">V</text:span></text:p>
          </table:table-cell>
          <table:table-cell table:style-name="podCell">
            <text:p text:style-name="Appy_Table_Content"><text:span text:style-name="podBold">S</text:span></text:p>
          </table:table-cell>
          <table:table-cell table:style-name="podCell">
            <text:p text:style-name="Appy_Table_Content"><text:span text:style-name="podBold">D</text:span></text:p>
          </table:table-cell>
          <table:table-cell table:style-name="podCell"/>
        </table:table-row>
        <table:table-row>
          <table:table-cell table:style-name="podHeaderCell"/>
          <table:table-cell table:style-name="podHeaderCell" table:number-columns-spanned="6">
            <text:p text:style-name="Appy_Table_Content">Février 2015</text:p>
          </table:table-cell>
          <table:table-cell table:style-name="podHeaderCell" table:number-columns-spanned="31">
            <text:p text:style-name="Appy_Table_Content">Mars 2015</text:p>
          </table:table-cell>
          <table:table-cell table:style-name="podHeaderCell" table:number-columns-spanned="5">
            <text:p text:style-name="Appy_Table_Content">A</text:p>
          </table:table-cell>
          <table:table-cell table:style-name="podHeaderCell"/>
        </table:table-row>
      </table:table>
    </office:text>
  </office:body>
</office:document-content>
</file>

<file path=styles.xml><?xml version="1.0" encoding="utf-8"?>
<office:document-styles xmlns:style="urn:oasis:names:tc:opendocument:xmlns:style:1.0" xmlns:draw="urn:oasis:names:tc:opendocument:xmlns:drawing:1.0" xmlns:table="urn:oasis:names:tc:opendocument:xmlns:table:1.0" xmlns:dom="http://www.w3.org/2001/xml-events" xmlns:script="urn:oasis:names:tc:opendocument:xmlns:script:1.0" xmlns:ooow="http://openoffice.org/2004/writer" xmlns:office="urn:oasis:names:tc:opendocument:xmlns:office:1.0" xmlns:svg="urn:oasis:names:tc:opendocument:xmlns:svg-compatible:1.0" xmlns:form="urn:oasis:names:tc:opendocument:xmlns:form:1.0" xmlns:dr3d="urn:oasis:names:tc:opendocument:xmlns:dr3d:1.0" xmlns:chart="urn:oasis:names:tc:opendocument:xmlns:chart:1.0" xmlns:fo="urn:oasis:names:tc:opendocument:xmlns:xsl-fo-compatible:1.0" xmlns:meta="urn:oasis:names:tc:opendocument:xmlns:meta:1.0" xmlns:oooc="http://openoffice.org/2004/calc" xmlns:number="urn:oasis:names:tc:opendocument:xmlns:datastyle:1.0" xmlns:text="urn:oasis:names:tc:opendocument:xmlns:text:1.0" xmlns:xlink="http://www.w3.org/1999/xlink" xmlns:ooo="http://openoffice.org/2004/office" xmlns:math="http://www.w3.org/1998/Math/MathML" xmlns:dc="http://purl.org/dc/elements/1.1/" office:version="1.0">
  <office:font-face-decls>
    <style:font-face style:name="PodStarSymbol" svg:font-family="StarSymbol"/>
    <style:font-face svg:font-family="Tahoma" style:name="Tahoma1"/>
    <style:font-face svg:font-family="'Nimbus Roman No9 L'" style:font-family-generic="roman" style:name="Nimbus Roman No9 L" style:font-pitch="variable"/>
    <style:font-face svg:font-family="'Nimbus Sans L'" style:font-family-generic="swiss" style:name="Nimbus Sans L" style:font-pitch="variable"/>
    <style:font-face svg:font-family="'DejaVu Sans'" style:font-family-generic="system" style:name="DejaVu Sans" style:font-pitch="variable"/>
    <style:font-face svg:font-family="Mincho" style:font-family-generic="system" style:name="Mincho" style:font-pitch="variable"/>
    <style:font-face svg:font-family="Tahoma" style:font-family-generic="system" style:name="Tahoma" style:font-pitch="variable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vertical="0.283cm" draw:start-line-spacing-vertical="0.283cm" draw:end-line-spacing-horizontal="0.283cm" draw:shadow-offset-x="0.3cm" draw:shadow-offset-y="0.3cm" style:flow-with-text="false" draw:start-line-spacing-horizontal="0.283cm"/>
      <style:paragraph-properties style:font-independent-line-spacing="false" style:writing-mode="lr-tb" style:text-autospace="ideograph-alpha" style:line-break="strict">
        <style:tab-stops/>
      </style:paragraph-properties>
      <style:text-properties style:use-window-font-color="true" style:font-size-complex="12pt" style:language-asian="zxx" style:country-complex="none" style:language-complex="zxx" fo:font-size="12pt" style:country-asian="none" fo:country="US" fo:language="en" style:font-size-asian="12pt"/>
    </style:default-style>
    <style:default-style style:family="paragraph">
      <style:paragraph-properties style:punctuation-wrap="hanging" style:tab-stop-distance="1.251cm" style:text-autospace="ideograph-alpha" style:writing-mode="page" fo:hyphenation-ladder-count="no-limit" style:line-break="strict"/>
      <style:text-properties style:use-window-font-color="true" style:font-name-complex="Tahoma" style:country-complex="none" style:font-name="Nimbus Roman No9 L" style:font-name-asian="DejaVu Sans" fo:hyphenation-push-char-count="2" fo:hyphenate="false" fo:language="en" style:font-size-asian="12pt" fo:hyphenation-remain-char-count="2" style:language-complex="zxx" fo:font-size="12pt" style:font-size-complex="12pt" fo:country="US" style:language-asian="zxx" style:country-asian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paragraph" style:class="text" style:name="Standard"/>
    <style:style style:display-name="Text body" style:family="paragraph" style:parent-style-name="Standard" style:name="Text_20_body" style:class="text">
      <style:paragraph-properties fo:margin-bottom="0.212cm" fo:margin-top="0cm"/>
    </style:style>
    <style:style style:family="paragraph" style:parent-style-name="Standard" style:name="Heading" style:next-style-name="Text_20_body" style:class="text">
      <style:paragraph-properties fo:margin-bottom="0.212cm" fo:keep-with-next="always" fo:margin-top="0.423cm"/>
      <style:text-properties style:font-name-complex="Tahoma" style:font-name="Nimbus Sans L" style:font-name-asian="Mincho" fo:font-size="14pt" style:font-size-complex="14pt" style:font-size-asian="14pt"/>
    </style:style>
    <style:style style:family="paragraph" style:class="text" style:name="Heading_20_1" style:default-outline-level="1" style:display-name="Heading 1" style:parent-style-name="Heading" style:next-style-name="Text_20_body">
      <style:text-properties style:font-weight-asian="bold" fo:font-size="115%" style:font-size-complex="115%" fo:font-weight="bold" style:font-weight-complex="bold" style:font-size-asian="115%"/>
    </style:style>
    <style:style style:family="paragraph" style:class="text" style:name="Heading_20_2" style:default-outline-level="2" style:display-name="Heading 2" style:parent-style-name="Heading" style:next-style-name="Text_20_body">
      <style:text-properties fo:font-style="italic" style:font-size-complex="14pt" style:font-weight-complex="bold" fo:font-size="14pt" style:font-style-complex="italic" style:font-weight-asian="bold" fo:font-weight="bold" style:font-style-asian="italic" style:font-size-asian="14pt"/>
    </style:style>
    <style:style style:family="paragraph" style:class="text" style:name="Heading_20_3" style:default-outline-level="3" style:display-name="Heading 3" style:parent-style-name="Heading" style:next-style-name="Text_20_body">
      <style:text-properties style:font-weight-asian="bold" fo:font-size="14pt" style:font-size-complex="14pt" fo:font-weight="bold" style:font-weight-complex="bold" style:font-size-asian="14pt"/>
    </style:style>
    <style:style style:family="paragraph" style:parent-style-name="Text_20_body" style:name="List" style:class="list">
      <style:text-properties style:font-name-complex="Tahoma1"/>
    </style:style>
    <style:style style:family="paragraph" style:parent-style-name="Standard" style:name="Caption" style:class="extra">
      <style:paragraph-properties fo:margin-bottom="0.212cm" text:line-number="0" fo:margin-top="0.212cm" text:number-lines="false"/>
      <style:text-properties fo:font-style="italic" style:font-style-asian="italic" fo:font-size="12pt" style:font-style-complex="italic" style:font-size-complex="12pt" style:font-name-complex="Tahoma1" style:font-size-asian="12pt"/>
    </style:style>
    <style:style style:family="paragraph" style:parent-style-name="Standard" style:name="Index" style:class="index">
      <style:paragraph-properties text:line-number="0" text:number-lines="false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text:start-value="0" text:footnotes-position="page" style:num-format="1" text:start-numbering-at="document" text:note-class="footnote"/>
    <text:notes-configuration text:start-value="0" style:num-format="i" text:note-class="endnote"/>
    <text:linenumbering-configuration style:num-format="1" text:number-position="left" text:increment="5" text:offset="0.499cm" text:number-lines="false"/>
  </office:styles>
  <office:automatic-styles>
    <style:page-layout style:name="pm1">
      <style:page-layout-properties fo:page-width="21.59cm" style:num-format="1" style:writing-mode="lr-tb" fo:margin-top="2cm" fo:margin-bottom="2cm" fo:page-height="27.94cm" fo:margin-left="2cm" style:print-orientation="portrait" style:footnote-max-height="0cm" fo:margin-right="2cm">
        <style:footnote-sep style:rel-width="25%" style:width="0.018cm" style:distance-after-sep="0.101cm" style:adjustment="left" style:distance-before-sep="0.101cm" style:color="#000000"/>
      </style:page-layout-properties>
      <style:header-style/>
      <style:footer-style/>
    </style:page-layout>
  </office:automatic-styles>
  <office:master-styles>
    <style:master-page style:page-layout-name="pm1" style: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09:11:29</dc:date>
    <dc:language>en-US</dc:language>
    <meta:editing-cycles>16</meta:editing-cycles>
    <meta:editing-duration>PT1H54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0" meta:character-count="50"/>
  </office:meta>
</office:document-meta>
</file>